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277cm" style:rel-column-width="4922*"/>
    </style:style>
    <style:style style:name="Table3.B" style:family="table-column">
      <style:table-column-properties style:column-width="1.259cm" style:rel-column-width="4854*"/>
    </style:style>
    <style:style style:name="Table3.C" style:family="table-column">
      <style:table-column-properties style:column-width="1.432cm" style:rel-column-width="5521*"/>
    </style:style>
    <style:style style:name="Table3.E" style:family="table-column">
      <style:table-column-properties style:column-width="1.415cm" style:rel-column-width="5453*"/>
    </style:style>
    <style:style style:name="Table3.I" style:family="table-column">
      <style:table-column-properties style:column-width="1.588cm" style:rel-column-width="6119*"/>
    </style:style>
    <style:style style:name="Table3.L" style:family="table-column">
      <style:table-column-properties style:column-width="1.921cm" style:rel-column-width="740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fo:padding="0.097cm" fo:border="0.05pt solid #000000"/>
    </style:style>
    <style:style style:name="Table3.2" style:family="table-row">
      <style:table-row-properties style:min-row-height="1.374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77cm" style:rel-column-width="4922*"/>
    </style:style>
    <style:style style:name="Table1.B" style:family="table-column">
      <style:table-column-properties style:column-width="1.259cm" style:rel-column-width="4854*"/>
    </style:style>
    <style:style style:name="Table1.C" style:family="table-column">
      <style:table-column-properties style:column-width="1.432cm" style:rel-column-width="5521*"/>
    </style:style>
    <style:style style:name="Table1.E" style:family="table-column">
      <style:table-column-properties style:column-width="1.415cm" style:rel-column-width="5453*"/>
    </style:style>
    <style:style style:name="Table1.I" style:family="table-column">
      <style:table-column-properties style:column-width="1.588cm" style:rel-column-width="6119*"/>
    </style:style>
    <style:style style:name="Table1.L" style:family="table-column">
      <style:table-column-properties style:column-width="1.921cm" style:rel-column-width="74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2" style:family="table-row">
      <style:table-row-properties style:min-row-height="1.374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0cb1" officeooo:paragraph-rsid="001f0cb1"/>
    </style:style>
    <style:style style:name="P2" style:family="paragraph" style:parent-style-name="Standard">
      <style:text-properties officeooo:paragraph-rsid="0023ff29"/>
    </style:style>
    <style:style style:name="P3" style:family="paragraph" style:parent-style-name="Standard">
      <style:text-properties officeooo:paragraph-rsid="002a201e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text-properties fo:font-size="9pt" fo:background-color="transparent" style:font-size-asian="9pt" style:font-size-complex="9pt"/>
    </style:style>
    <style:style style:name="P6" style:family="paragraph" style:parent-style-name="Standard">
      <style:text-properties fo:font-size="9pt" officeooo:rsid="00359053" officeooo:paragraph-rsid="00359053" fo:background-color="transparent" style:font-size-asian="9pt" style:font-size-complex="9pt"/>
    </style:style>
    <style:style style:name="P7" style:family="paragraph" style:parent-style-name="Standard">
      <style:text-properties fo:font-size="9pt" officeooo:rsid="0037dfc9" officeooo:paragraph-rsid="0037dfc9" fo:background-color="transparen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fo:font-size="9pt" officeooo:rsid="00274ff1" officeooo:paragraph-rsid="002a201e" fo:background-color="#000000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fo:font-size="9pt" fo:font-style="italic" officeooo:rsid="00286a7b" officeooo:paragraph-rsid="002a201e" fo:background-color="transparent" style:font-size-asian="9pt" style:font-style-asian="italic" style:font-size-complex="9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fo:font-size="9pt" fo:font-style="italic" officeooo:rsid="0030b162" officeooo:paragraph-rsid="0030b162" fo:background-color="transparent" style:font-size-asian="9pt" style:font-style-asian="italic" style:font-size-complex="9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1d52a1" officeooo:paragraph-rsid="002a201e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paragraph-rsid="002a201e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2717a6" officeooo:paragraph-rsid="002a201e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286a7b" officeooo:paragraph-rsid="002a201e" style:font-size-asian="9pt" style:font-size-complex="9pt"/>
    </style:style>
    <style:style style:name="P15" style:family="paragraph" style:parent-style-name="Table_20_Contents">
      <style:text-properties fo:font-size="9pt" officeooo:paragraph-rsid="003dd9d9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fo:font-size="9pt" officeooo:rsid="003e135c" officeooo:paragraph-rsid="003e135c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9pt" fo:font-style="italic" officeooo:rsid="001d52a1" officeooo:paragraph-rsid="002a201e" fo:background-color="transparent" style:font-size-asian="9pt" style:font-style-asian="italic" style:font-size-complex="9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ize="9pt" fo:font-style="italic" officeooo:rsid="0023ff29" officeooo:paragraph-rsid="002a201e" fo:background-color="transparent" style:font-size-asian="9pt" style:font-style-asian="italic" style:font-size-complex="9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size="9pt" fo:font-style="italic" officeooo:rsid="0037dfc9" officeooo:paragraph-rsid="0037dfc9" fo:background-color="transparent" style:font-size-asian="9pt" style:font-style-asian="italic" style:font-size-complex="9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italic" officeooo:paragraph-rsid="002a201e" fo:background-color="transparent" style:font-size-asian="9pt" style:font-style-asian="italic" style:font-size-complex="9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ize="9pt" fo:font-style="italic" officeooo:rsid="00359053" officeooo:paragraph-rsid="00359053" fo:background-color="transparent" style:font-size-asian="9pt" style:font-style-asian="italic" style:font-size-complex="9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ize="9pt" fo:font-style="italic" officeooo:rsid="00274ff1" officeooo:paragraph-rsid="002a201e" fo:background-color="transparent" style:font-size-asian="9pt" style:font-style-asian="italic" style:font-size-complex="9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font-size="9pt" fo:font-style="italic" officeooo:rsid="003f5e86" officeooo:paragraph-rsid="003f5e86" fo:background-color="transparent" style:font-size-asian="9pt" style:font-style-asian="italic" style:font-size-complex="9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font-size="9pt" fo:font-style="italic" officeooo:rsid="004d5048" officeooo:paragraph-rsid="004d5048" fo:background-color="transparent" style:font-size-asian="9pt" style:font-style-asian="italic" style:font-size-complex="9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fo:font-size="9pt" fo:font-style="italic" officeooo:rsid="004eacc5" officeooo:paragraph-rsid="004eacc5" fo:background-color="transparent" style:font-size-asian="9pt" style:font-style-asian="italic" style:font-size-complex="9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fo:font-size="9pt" fo:font-style="italic" officeooo:rsid="004f8733" officeooo:paragraph-rsid="004f8733" fo:background-color="transparent" style:font-size-asian="9pt" style:font-style-asian="italic" style:font-size-complex="9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fo:font-size="9pt" officeooo:paragraph-rsid="003bb8dc" fo:background-color="#51f213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font-size="9pt" officeooo:paragraph-rsid="003bb8dc" fo:background-color="#fdb94d" style:font-size-asian="9pt" style:font-size-complex="9pt"/>
    </style:style>
    <style:style style:name="P29" style:family="paragraph" style:parent-style-name="Table_20_Contents">
      <style:text-properties fo:font-size="9pt" officeooo:rsid="003e135c" officeooo:paragraph-rsid="003e135c" fo:background-color="#156cf2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color="#000000" fo:font-size="9pt" officeooo:paragraph-rsid="003bb8dc" fo:background-color="#fff200" style:font-size-asian="9pt" style:font-size-complex="9pt"/>
    </style:style>
    <style:style style:name="P31" style:family="paragraph" style:parent-style-name="Text_20_body">
      <style:text-properties officeooo:paragraph-rsid="001f0cb1"/>
    </style:style>
    <style:style style:name="P32" style:family="paragraph" style:parent-style-name="Standard">
      <style:text-properties officeooo:paragraph-rsid="002a201e"/>
    </style:style>
    <style:style style:name="P33" style:family="paragraph" style:parent-style-name="Standard">
      <style:text-properties fo:font-size="9pt" officeooo:paragraph-rsid="005993bc" style:font-size-asian="9pt" style:font-size-complex="9pt"/>
    </style:style>
    <style:style style:name="P34" style:family="paragraph" style:parent-style-name="Standard">
      <style:text-properties fo:font-size="9pt" officeooo:rsid="00359053" officeooo:paragraph-rsid="005993bc" fo:background-color="transparent" style:font-size-asian="9pt" style:font-size-complex="9pt"/>
    </style:style>
    <style:style style:name="P35" style:family="paragraph" style:parent-style-name="Standard">
      <style:text-properties fo:font-size="9pt" officeooo:rsid="0037dfc9" officeooo:paragraph-rsid="005993bc" fo:background-color="transparent" style:font-size-asian="9pt" style:font-size-complex="9pt"/>
    </style:style>
    <style:style style:name="P36" style:family="paragraph" style:parent-style-name="Standard">
      <style:text-properties fo:font-size="9pt" officeooo:paragraph-rsid="005993bc" fo:background-color="transparent" style:font-size-asian="9pt" style:font-size-complex="9pt"/>
    </style:style>
    <style:style style:name="P37" style:family="paragraph" style:parent-style-name="Standard">
      <style:text-properties officeooo:paragraph-rsid="005993bc"/>
    </style:style>
    <style:style style:name="P38" style:family="paragraph" style:parent-style-name="Standard">
      <style:text-properties officeooo:rsid="005993bc" officeooo:paragraph-rsid="005993bc"/>
    </style:style>
    <style:style style:name="P39" style:family="paragraph" style:parent-style-name="Table_20_Contents">
      <style:paragraph-properties fo:text-align="center" style:justify-single-word="false"/>
      <style:text-properties fo:font-size="9pt" fo:font-style="italic" officeooo:rsid="005556a9" officeooo:paragraph-rsid="005556a9" fo:background-color="transparent" style:font-size-asian="9pt" style:font-style-asian="italic" style:font-size-complex="9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size="9pt" fo:font-style="italic" officeooo:rsid="005556a9" officeooo:paragraph-rsid="005993bc" fo:background-color="transparent" style:font-size-asian="9pt" style:font-style-asian="italic" style:font-size-complex="9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font-size="9pt" fo:font-style="italic" officeooo:rsid="001d52a1" officeooo:paragraph-rsid="005993bc" fo:background-color="transparent" style:font-size-asian="9pt" style:font-style-asian="italic" style:font-size-complex="9pt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fo:font-size="9pt" fo:font-style="italic" officeooo:rsid="00359053" officeooo:paragraph-rsid="005993bc" fo:background-color="transparent" style:font-size-asian="9pt" style:font-style-asian="italic" style:font-size-complex="9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fo:font-size="9pt" fo:font-style="italic" officeooo:rsid="00274ff1" officeooo:paragraph-rsid="005993bc" fo:background-color="transparent" style:font-size-asian="9pt" style:font-style-asian="italic" style:font-size-complex="9pt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fo:font-size="9pt" fo:font-style="italic" officeooo:rsid="004f8733" officeooo:paragraph-rsid="005993bc" fo:background-color="transparent" style:font-size-asian="9pt" style:font-style-asian="italic" style:font-size-complex="9pt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fo:font-size="9pt" fo:font-style="italic" officeooo:rsid="003f5e86" officeooo:paragraph-rsid="005993bc" fo:background-color="transparent" style:font-size-asian="9pt" style:font-style-asian="italic" style:font-size-complex="9pt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fo:font-size="9pt" fo:font-style="italic" officeooo:rsid="0023ff29" officeooo:paragraph-rsid="005993bc" fo:background-color="transparent" style:font-size-asian="9pt" style:font-style-asian="italic" style:font-size-complex="9pt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fo:font-size="9pt" fo:font-style="italic" officeooo:rsid="0037dfc9" officeooo:paragraph-rsid="005993bc" fo:background-color="transparent" style:font-size-asian="9pt" style:font-style-asian="italic" style:font-size-complex="9pt" style:font-style-complex="italic"/>
    </style:style>
    <style:style style:name="P48" style:family="paragraph" style:parent-style-name="Table_20_Contents">
      <style:paragraph-properties fo:text-align="center" style:justify-single-word="false"/>
      <style:text-properties fo:font-size="9pt" fo:font-style="italic" officeooo:paragraph-rsid="005993bc" fo:background-color="transparent" style:font-size-asian="9pt" style:font-style-asian="italic" style:font-size-complex="9pt" style:font-style-complex="italic"/>
    </style:style>
    <style:style style:name="P49" style:family="paragraph" style:parent-style-name="Table_20_Contents">
      <style:paragraph-properties fo:text-align="center" style:justify-single-word="false"/>
      <style:text-properties fo:font-size="9pt" fo:font-style="italic" officeooo:rsid="004eacc5" officeooo:paragraph-rsid="005993bc" fo:background-color="transparent" style:font-size-asian="9pt" style:font-style-asian="italic" style:font-size-complex="9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9pt" fo:font-style="italic" officeooo:rsid="004d5048" officeooo:paragraph-rsid="005993bc" fo:background-color="transparent" style:font-size-asian="9pt" style:font-style-asian="italic" style:font-size-complex="9pt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fo:font-size="9pt" officeooo:rsid="001d52a1" officeooo:paragraph-rsid="005993bc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fo:font-size="9pt" officeooo:paragraph-rsid="005993bc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rsid="002717a6" officeooo:paragraph-rsid="005993bc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font-size="9pt" officeooo:rsid="00286a7b" officeooo:paragraph-rsid="005993bc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rsid="003e135c" officeooo:paragraph-rsid="005993bc" style:font-size-asian="9pt" style:font-size-complex="9pt"/>
    </style:style>
    <style:style style:name="P56" style:family="paragraph" style:parent-style-name="Table_20_Contents">
      <style:text-properties fo:font-size="9pt" officeooo:paragraph-rsid="005993bc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font-size="9pt" officeooo:paragraph-rsid="005993bc" fo:background-color="#51f213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font-size="9pt" officeooo:paragraph-rsid="005993bc" fo:background-color="#fdb94d" style:font-size-asian="9pt" style:font-size-complex="9pt"/>
    </style:style>
    <style:style style:name="P59" style:family="paragraph" style:parent-style-name="Table_20_Contents">
      <style:text-properties fo:font-size="9pt" officeooo:rsid="003e135c" officeooo:paragraph-rsid="005993bc" fo:background-color="#156cf2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color="#000000" fo:font-size="9pt" officeooo:paragraph-rsid="005993bc" fo:background-color="#fff200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fo:font-size="9pt" officeooo:rsid="00274ff1" officeooo:paragraph-rsid="005993bc" fo:background-color="#000000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fo:font-size="9pt" fo:font-style="italic" officeooo:rsid="00286a7b" officeooo:paragraph-rsid="005993bc" fo:background-color="transparent" style:font-size-asian="9pt" style:font-style-asian="italic" style:font-size-complex="9pt" style:font-style-complex="italic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fo:font-size="9pt" fo:font-style="italic" officeooo:rsid="0030b162" officeooo:paragraph-rsid="005993bc" fo:background-color="transparent" style:font-size-asian="9pt" style:font-style-asian="italic" style:font-size-complex="9pt" style:font-style-complex="italic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4d5048"/>
    </style:style>
    <style:style style:name="T5" style:family="text">
      <style:text-properties style:text-position="0% 100%" officeooo:rsid="0050c7eb"/>
    </style:style>
    <style:style style:name="T6" style:family="text">
      <style:text-properties officeooo:rsid="001d52a1"/>
    </style:style>
    <style:style style:name="T7" style:family="text">
      <style:text-properties officeooo:rsid="002717a6"/>
    </style:style>
    <style:style style:name="T8" style:family="text">
      <style:text-properties officeooo:rsid="00274ff1"/>
    </style:style>
    <style:style style:name="T9" style:family="text">
      <style:text-properties officeooo:rsid="00286a7b"/>
    </style:style>
    <style:style style:name="T10" style:family="text">
      <style:text-properties fo:background-color="#d814db" loext:char-shading-value="0"/>
    </style:style>
    <style:style style:name="T11" style:family="text">
      <style:text-properties officeooo:rsid="00286a7b" fo:background-color="#d814db" loext:char-shading-value="0"/>
    </style:style>
    <style:style style:name="T12" style:family="text">
      <style:text-properties officeooo:rsid="003dd9d9"/>
    </style:style>
    <style:style style:name="T13" style:family="text">
      <style:text-properties officeooo:rsid="00427de7"/>
    </style:style>
    <style:style style:name="T14" style:family="text">
      <style:text-properties officeooo:rsid="004d5048"/>
    </style:style>
    <style:style style:name="T15" style:family="text">
      <style:text-properties officeooo:rsid="004eacc5"/>
    </style:style>
    <style:style style:name="T16" style:family="text">
      <style:text-properties officeooo:rsid="004f8733"/>
    </style:style>
    <style:style style:name="T17" style:family="text">
      <style:text-properties officeooo:rsid="00511a2b"/>
    </style:style>
    <style:style style:name="T18" style:family="text">
      <style:text-properties officeooo:rsid="00521d50"/>
    </style:style>
    <style:style style:name="T19" style:family="text">
      <style:text-properties officeooo:rsid="0053ab34"/>
    </style:style>
    <style:style style:name="T20" style:family="text">
      <style:text-properties officeooo:rsid="0054f8c3"/>
    </style:style>
    <style:style style:name="T21" style:family="text">
      <style:text-properties officeooo:rsid="005556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1">Beta value <text:span text:style-name="T14">from</text:span> LISE<text:span text:style-name="T1">++ </text:span><text:span text:style-name="T3"><text:s/></text:span><text:span text:style-name="T4">Simulation</text:span><text:span text:style-name="T5">(Carbon Target Run)</text:span></text:p>
      <text:p text:style-name="P2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column table:style-name="Table3.A"/>
        <table:table-column table:style-name="Table3.C"/>
        <table:table-column table:style-name="Table3.B"/>
        <table:table-column table:style-name="Table3.I"/>
        <table:table-column table:style-name="Table3.A"/>
        <table:table-column table:style-name="Table3.I"/>
        <table:table-column table:style-name="Table3.L"/>
        <table:table-row>
          <table:table-cell table:style-name="Table3.A1" office:value-type="string">
            <text:p text:style-name="P11"/>
            <text:p text:style-name="P11">Isotope<text:span text:style-name="T12">s</text:span> </text:p>
          </table:table-cell>
          <table:table-cell table:style-name="Table3.A1" table:number-columns-spanned="2" office:value-type="string">
            <text:p text:style-name="P12"/>
            <text:p text:style-name="P12">B<text:span text:style-name="T9">ig</text:span>R<text:span text:style-name="T9">IBS</text:span></text:p>
          </table:table-cell>
          <table:covered-table-cell/>
          <table:table-cell table:style-name="Table3.A1" table:number-columns-spanned="2" office:value-type="string">
            <text:p text:style-name="P30"/>
            <text:p text:style-name="P30"><text:span text:style-name="T8">B</text:span>efore target</text:p>
          </table:table-cell>
          <table:covered-table-cell/>
          <table:table-cell table:style-name="Table3.A1" table:number-columns-spanned="2" office:value-type="string">
            <text:p text:style-name="P27"/>
            <text:p text:style-name="P27"><text:span text:style-name="T6"><text:s/></text:span>Mid-target</text:p>
          </table:table-cell>
          <table:covered-table-cell/>
          <table:table-cell table:style-name="Table3.A1" table:number-columns-spanned="2" office:value-type="string">
            <text:p text:style-name="P28"/>
            <text:p text:style-name="P28"><text:span text:style-name="T7">A</text:span>fter target</text:p>
          </table:table-cell>
          <table:covered-table-cell/>
          <table:table-cell table:style-name="Table3.A1" table:number-columns-spanned="2" office:value-type="string">
            <text:p text:style-name="P15"><text:s/></text:p>
            <text:p text:style-name="P15"><text:span text:style-name="T10">Z</text:span><text:span text:style-name="T11">ero</text:span><text:span text:style-name="T10">D</text:span><text:span text:style-name="T11">egree</text:span><text:span text:style-name="T10"> LISE++</text:span></text:p>
          </table:table-cell>
          <table:covered-table-cell/>
          <table:table-cell table:style-name="Table3.L1" office:value-type="string">
            <text:p text:style-name="P29">ZeroDegree Experimental</text:p>
          </table:table-cell>
        </table:table-row>
        <table:table-row table:style-name="Table3.2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9">Energy</text:p>
          </table:table-cell>
          <table:table-cell table:style-name="Table3.A2" office:value-type="string">
            <text:p text:style-name="P4">Beta value</text:p>
          </table:table-cell>
          <table:table-cell table:style-name="Table3.A2" office:value-type="string">
            <text:p text:style-name="P13">Energy</text:p>
          </table:table-cell>
          <table:table-cell table:style-name="Table3.A2" office:value-type="string">
            <text:p text:style-name="P13">Beta value</text:p>
          </table:table-cell>
          <table:table-cell table:style-name="Table3.A2" office:value-type="string">
            <text:p text:style-name="P13">Energy</text:p>
          </table:table-cell>
          <table:table-cell table:style-name="Table3.A2" office:value-type="string">
            <text:p text:style-name="P13">Beta value</text:p>
          </table:table-cell>
          <table:table-cell table:style-name="Table3.A2" office:value-type="string">
            <text:p text:style-name="P13">Energy</text:p>
          </table:table-cell>
          <table:table-cell table:style-name="Table3.A2" office:value-type="string">
            <text:p text:style-name="P13">Beta value</text:p>
          </table:table-cell>
          <table:table-cell table:style-name="Table3.A2" office:value-type="string">
            <text:p text:style-name="P14">Energy</text:p>
          </table:table-cell>
          <table:table-cell table:style-name="Table3.A2" office:value-type="string">
            <text:p text:style-name="P14">Beta value</text:p>
          </table:table-cell>
          <table:table-cell table:style-name="Table3.L2" office:value-type="string">
            <text:p text:style-name="P16">Beta value</text:p>
          </table:table-cell>
        </table:table-row>
        <table:table-row>
          <table:table-cell table:style-name="Table3.A2" office:value-type="string">
            <text:p text:style-name="P17"><text:span text:style-name="T2">79</text:span>Zn</text:p>
          </table:table-cell>
          <table:table-cell table:style-name="Table3.A2" office:value-type="string">
            <text:p text:style-name="P10">18<text:span text:style-name="T13">5</text:span>.<text:span text:style-name="T16">171</text:span></text:p>
            <text:p text:style-name="P10"/>
          </table:table-cell>
          <table:table-cell table:style-name="Table3.A2" office:value-type="string">
            <text:p text:style-name="P5">0.55<text:span text:style-name="T13">15</text:span></text:p>
          </table:table-cell>
          <table:table-cell table:style-name="Table3.A2" office:value-type="string">
            <text:p text:style-name="P21">17<text:span text:style-name="T16">5.192</text:span></text:p>
          </table:table-cell>
          <table:table-cell table:style-name="Table3.A2" office:value-type="string">
            <text:p text:style-name="P22">0.5<text:span text:style-name="T21">399</text:span></text:p>
          </table:table-cell>
          <table:table-cell table:style-name="Table3.A2" office:value-type="string">
            <text:p text:style-name="P21">1<text:span text:style-name="T21">50.405</text:span></text:p>
          </table:table-cell>
          <table:table-cell table:style-name="Table3.A2" office:value-type="string">
            <text:p text:style-name="P22">0.<text:span text:style-name="T16">5086</text:span></text:p>
          </table:table-cell>
          <table:table-cell table:style-name="Table3.A2" office:value-type="string">
            <text:p text:style-name="P39">122.229</text:p>
          </table:table-cell>
          <table:table-cell table:style-name="Table3.A2" office:value-type="string">
            <text:p text:style-name="P22">0.<text:span text:style-name="T16">4674</text:span></text:p>
          </table:table-cell>
          <table:table-cell table:style-name="Table3.A2" office:value-type="string">
            <text:p text:style-name="P39">120.54</text:p>
          </table:table-cell>
          <table:table-cell table:style-name="Table3.A2" office:value-type="string">
            <text:p text:style-name="P26">0.46<text:span text:style-name="T21">48</text:span></text:p>
          </table:table-cell>
          <table:table-cell table:style-name="Table3.L2" office:value-type="string">
            <text:p text:style-name="P23">0.<text:span text:style-name="T16">4719</text:span></text:p>
          </table:table-cell>
        </table:table-row>
        <table:table-row>
          <table:table-cell table:style-name="Table3.A2" office:value-type="string">
            <text:p text:style-name="P18"><text:span text:style-name="T2">78</text:span>Zn</text:p>
          </table:table-cell>
          <table:table-cell table:style-name="Table3.A2" office:value-type="string">
            <text:p text:style-name="P19">190.<text:span text:style-name="T15">004</text:span></text:p>
            <text:p text:style-name="P20"/>
          </table:table-cell>
          <table:table-cell table:style-name="Table3.A2" office:value-type="string">
            <text:p text:style-name="P6">0.55<text:span text:style-name="T15">69</text:span></text:p>
          </table:table-cell>
          <table:table-cell table:style-name="Table3.A2" office:value-type="string">
            <text:p text:style-name="P25">180.461</text:p>
          </table:table-cell>
          <table:table-cell table:style-name="Table3.A2" office:value-type="string">
            <text:p text:style-name="P20">0.5<text:span text:style-name="T15">461</text:span></text:p>
          </table:table-cell>
          <table:table-cell table:style-name="Table3.A2" office:value-type="string">
            <text:p text:style-name="P19">1<text:span text:style-name="T15">55.544</text:span></text:p>
          </table:table-cell>
          <table:table-cell table:style-name="Table3.A2" office:value-type="string">
            <text:p text:style-name="P20">0.<text:span text:style-name="T15">5154</text:span></text:p>
          </table:table-cell>
          <table:table-cell table:style-name="Table3.A2" office:value-type="string">
            <text:p text:style-name="P25">127.8<text:span text:style-name="T20">00</text:span></text:p>
          </table:table-cell>
          <table:table-cell table:style-name="Table3.A2" office:value-type="string">
            <text:p text:style-name="P20">0.<text:span text:style-name="T15">4761</text:span></text:p>
          </table:table-cell>
          <table:table-cell table:style-name="Table3.A2" office:value-type="string">
            <text:p text:style-name="P25">12<text:span text:style-name="T19">6.146</text:span></text:p>
          </table:table-cell>
          <table:table-cell table:style-name="Table3.A2" office:value-type="string">
            <text:p text:style-name="P25">0.473<text:span text:style-name="T19">6</text:span></text:p>
          </table:table-cell>
          <table:table-cell table:style-name="Table3.L2" office:value-type="string">
            <text:p text:style-name="P23"><text:span text:style-name="T15">0.4803</text:span></text:p>
          </table:table-cell>
        </table:table-row>
        <table:table-row>
          <table:table-cell table:style-name="Table3.A2" office:value-type="string">
            <text:p text:style-name="P18"><text:span text:style-name="T2">77</text:span>Zn</text:p>
          </table:table-cell>
          <table:table-cell table:style-name="Table3.A2" office:value-type="string">
            <text:p text:style-name="P19">19<text:span text:style-name="T14">2.921</text:span></text:p>
            <text:p text:style-name="P20"/>
          </table:table-cell>
          <table:table-cell table:style-name="Table3.A2" office:value-type="string">
            <text:p text:style-name="P7">0.560<text:span text:style-name="T14">1</text:span></text:p>
          </table:table-cell>
          <table:table-cell table:style-name="Table3.A2" office:value-type="string">
            <text:p text:style-name="P19">18<text:span text:style-name="T14">3.916</text:span></text:p>
          </table:table-cell>
          <table:table-cell table:style-name="Table3.A2" office:value-type="string">
            <text:p text:style-name="P20">0.5<text:span text:style-name="T14">500</text:span></text:p>
          </table:table-cell>
          <table:table-cell table:style-name="Table3.A2" office:value-type="string">
            <text:p text:style-name="P19">1<text:span text:style-name="T14">58.374</text:span></text:p>
          </table:table-cell>
          <table:table-cell table:style-name="Table3.A2" office:value-type="string">
            <text:p text:style-name="P20">0.5<text:span text:style-name="T14">191</text:span></text:p>
          </table:table-cell>
          <table:table-cell table:style-name="Table3.A2" office:value-type="string">
            <text:p text:style-name="P24">130.<text:span text:style-name="T18">6</text:span>7<text:span text:style-name="T18">3</text:span></text:p>
          </table:table-cell>
          <table:table-cell table:style-name="Table3.A2" office:value-type="string">
            <text:p text:style-name="P24">0.480<text:span text:style-name="T18">5</text:span></text:p>
          </table:table-cell>
          <table:table-cell table:style-name="Table3.A2" office:value-type="string">
            <text:p text:style-name="P24">12<text:span text:style-name="T17">9</text:span>.212</text:p>
          </table:table-cell>
          <table:table-cell table:style-name="Table3.A2" office:value-type="string">
            <text:p text:style-name="P20">0.<text:span text:style-name="T14">4783</text:span></text:p>
          </table:table-cell>
          <table:table-cell table:style-name="Table3.L2" office:value-type="string">
            <text:p text:style-name="P23">0.<text:span text:style-name="T14">4853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8">1<text:span text:style-name="T2">st</text:span> trial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A"/>
        <table:table-column table:style-name="Table1.C"/>
        <table:table-column table:style-name="Table1.B"/>
        <table:table-column table:style-name="Table1.I"/>
        <table:table-column table:style-name="Table1.A"/>
        <table:table-column table:style-name="Table1.I"/>
        <table:table-column table:style-name="Table1.L"/>
        <table:table-row>
          <table:table-cell table:style-name="Table1.A1" office:value-type="string">
            <text:p text:style-name="P51"/>
            <text:p text:style-name="P51">Isotope<text:span text:style-name="T12">s</text:span> </text:p>
          </table:table-cell>
          <table:table-cell table:style-name="Table1.A1" table:number-columns-spanned="2" office:value-type="string">
            <text:p text:style-name="P52"/>
            <text:p text:style-name="P52">B<text:span text:style-name="T9">ig</text:span>R<text:span text:style-name="T9">IBS</text:span></text:p>
          </table:table-cell>
          <table:covered-table-cell/>
          <table:table-cell table:style-name="Table1.A1" table:number-columns-spanned="2" office:value-type="string">
            <text:p text:style-name="P60"/>
            <text:p text:style-name="P60"><text:span text:style-name="T8">B</text:span>efore target</text:p>
          </table:table-cell>
          <table:covered-table-cell/>
          <table:table-cell table:style-name="Table1.A1" table:number-columns-spanned="2" office:value-type="string">
            <text:p text:style-name="P57"/>
            <text:p text:style-name="P57"><text:span text:style-name="T6"><text:s/></text:span>Mid-target</text:p>
          </table:table-cell>
          <table:covered-table-cell/>
          <table:table-cell table:style-name="Table1.A1" table:number-columns-spanned="2" office:value-type="string">
            <text:p text:style-name="P58"/>
            <text:p text:style-name="P58"><text:span text:style-name="T7">A</text:span>fter target</text:p>
          </table:table-cell>
          <table:covered-table-cell/>
          <table:table-cell table:style-name="Table1.A1" table:number-columns-spanned="2" office:value-type="string">
            <text:p text:style-name="P56"><text:s/></text:p>
            <text:p text:style-name="P56"><text:span text:style-name="T10">Z</text:span><text:span text:style-name="T11">ero</text:span><text:span text:style-name="T10">D</text:span><text:span text:style-name="T11">egree</text:span><text:span text:style-name="T10"> LISE++</text:span></text:p>
          </table:table-cell>
          <table:covered-table-cell/>
          <table:table-cell table:style-name="Table1.L1" office:value-type="string">
            <text:p text:style-name="P59">ZeroDegree Experimental</text:p>
          </table:table-cell>
        </table:table-row>
        <table:table-row table:style-name="Table1.2"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2">Energy</text:p>
          </table:table-cell>
          <table:table-cell table:style-name="Table1.A2" office:value-type="string">
            <text:p text:style-name="P33">Beta value</text:p>
          </table:table-cell>
          <table:table-cell table:style-name="Table1.A2" office:value-type="string">
            <text:p text:style-name="P53">Energy</text:p>
          </table:table-cell>
          <table:table-cell table:style-name="Table1.A2" office:value-type="string">
            <text:p text:style-name="P53">Beta value</text:p>
          </table:table-cell>
          <table:table-cell table:style-name="Table1.A2" office:value-type="string">
            <text:p text:style-name="P53">Energy</text:p>
          </table:table-cell>
          <table:table-cell table:style-name="Table1.A2" office:value-type="string">
            <text:p text:style-name="P53">Beta value</text:p>
          </table:table-cell>
          <table:table-cell table:style-name="Table1.A2" office:value-type="string">
            <text:p text:style-name="P53">Energy</text:p>
          </table:table-cell>
          <table:table-cell table:style-name="Table1.A2" office:value-type="string">
            <text:p text:style-name="P53">Beta value</text:p>
          </table:table-cell>
          <table:table-cell table:style-name="Table1.A2" office:value-type="string">
            <text:p text:style-name="P54">Energy</text:p>
          </table:table-cell>
          <table:table-cell table:style-name="Table1.A2" office:value-type="string">
            <text:p text:style-name="P54">Beta value</text:p>
          </table:table-cell>
          <table:table-cell table:style-name="Table1.L2" office:value-type="string">
            <text:p text:style-name="P55">Beta value</text:p>
          </table:table-cell>
        </table:table-row>
        <table:table-row>
          <table:table-cell table:style-name="Table1.A2" office:value-type="string">
            <text:p text:style-name="P41"><text:span text:style-name="T2">79</text:span>Zn</text:p>
          </table:table-cell>
          <table:table-cell table:style-name="Table1.A2" office:value-type="string">
            <text:p text:style-name="P63">18<text:span text:style-name="T13">5</text:span>.<text:span text:style-name="T16">171</text:span></text:p>
            <text:p text:style-name="P63"/>
          </table:table-cell>
          <table:table-cell table:style-name="Table1.A2" office:value-type="string">
            <text:p text:style-name="P36">0.55<text:span text:style-name="T13">15</text:span></text:p>
          </table:table-cell>
          <table:table-cell table:style-name="Table1.A2" office:value-type="string">
            <text:p text:style-name="P42">17<text:span text:style-name="T16">5.192</text:span></text:p>
          </table:table-cell>
          <table:table-cell table:style-name="Table1.A2" office:value-type="string">
            <text:p text:style-name="P43">0.5<text:span text:style-name="T21">399</text:span></text:p>
          </table:table-cell>
          <table:table-cell table:style-name="Table1.A2" office:value-type="string">
            <text:p text:style-name="P42">1<text:span text:style-name="T21">50.405</text:span></text:p>
          </table:table-cell>
          <table:table-cell table:style-name="Table1.A2" office:value-type="string">
            <text:p text:style-name="P43">0.<text:span text:style-name="T16">5086</text:span></text:p>
          </table:table-cell>
          <table:table-cell table:style-name="Table1.A2" office:value-type="string">
            <text:p text:style-name="P40">122.229</text:p>
          </table:table-cell>
          <table:table-cell table:style-name="Table1.A2" office:value-type="string">
            <text:p text:style-name="P43">0.<text:span text:style-name="T16">4674</text:span></text:p>
          </table:table-cell>
          <table:table-cell table:style-name="Table1.A2" office:value-type="string">
            <text:p text:style-name="P40">120.54</text:p>
          </table:table-cell>
          <table:table-cell table:style-name="Table1.A2" office:value-type="string">
            <text:p text:style-name="P44">0.46<text:span text:style-name="T21">48</text:span></text:p>
          </table:table-cell>
          <table:table-cell table:style-name="Table1.L2" office:value-type="string">
            <text:p text:style-name="P45">0.<text:span text:style-name="T16">4719</text:span></text:p>
          </table:table-cell>
        </table:table-row>
        <table:table-row>
          <table:table-cell table:style-name="Table1.A2" office:value-type="string">
            <text:p text:style-name="P46"><text:span text:style-name="T2">78</text:span>Zn</text:p>
          </table:table-cell>
          <table:table-cell table:style-name="Table1.A2" office:value-type="string">
            <text:p text:style-name="P47">190.<text:span text:style-name="T15">004</text:span></text:p>
            <text:p text:style-name="P48"/>
          </table:table-cell>
          <table:table-cell table:style-name="Table1.A2" office:value-type="string">
            <text:p text:style-name="P34">0.55<text:span text:style-name="T15">69</text:span></text:p>
          </table:table-cell>
          <table:table-cell table:style-name="Table1.A2" office:value-type="string">
            <text:p text:style-name="P49">180.461</text:p>
          </table:table-cell>
          <table:table-cell table:style-name="Table1.A2" office:value-type="string">
            <text:p text:style-name="P48">0.5<text:span text:style-name="T15">461</text:span></text:p>
          </table:table-cell>
          <table:table-cell table:style-name="Table1.A2" office:value-type="string">
            <text:p text:style-name="P47">1<text:span text:style-name="T15">55.544</text:span></text:p>
          </table:table-cell>
          <table:table-cell table:style-name="Table1.A2" office:value-type="string">
            <text:p text:style-name="P48">0.<text:span text:style-name="T15">5154</text:span></text:p>
          </table:table-cell>
          <table:table-cell table:style-name="Table1.A2" office:value-type="string">
            <text:p text:style-name="P49">127.8<text:span text:style-name="T20">00</text:span></text:p>
          </table:table-cell>
          <table:table-cell table:style-name="Table1.A2" office:value-type="string">
            <text:p text:style-name="P48">0.<text:span text:style-name="T15">4761</text:span></text:p>
          </table:table-cell>
          <table:table-cell table:style-name="Table1.A2" office:value-type="string">
            <text:p text:style-name="P49">12<text:span text:style-name="T19">6.146</text:span></text:p>
          </table:table-cell>
          <table:table-cell table:style-name="Table1.A2" office:value-type="string">
            <text:p text:style-name="P49">0.473<text:span text:style-name="T19">6</text:span></text:p>
          </table:table-cell>
          <table:table-cell table:style-name="Table1.L2" office:value-type="string">
            <text:p text:style-name="P45"><text:span text:style-name="T15">0.4803</text:span></text:p>
          </table:table-cell>
        </table:table-row>
        <table:table-row>
          <table:table-cell table:style-name="Table1.A2" office:value-type="string">
            <text:p text:style-name="P46"><text:span text:style-name="T2">77</text:span>Zn</text:p>
          </table:table-cell>
          <table:table-cell table:style-name="Table1.A2" office:value-type="string">
            <text:p text:style-name="P47">19<text:span text:style-name="T14">2.921</text:span></text:p>
            <text:p text:style-name="P48"/>
          </table:table-cell>
          <table:table-cell table:style-name="Table1.A2" office:value-type="string">
            <text:p text:style-name="P35">0.560<text:span text:style-name="T14">1</text:span></text:p>
          </table:table-cell>
          <table:table-cell table:style-name="Table1.A2" office:value-type="string">
            <text:p text:style-name="P47">18<text:span text:style-name="T14">3.916</text:span></text:p>
          </table:table-cell>
          <table:table-cell table:style-name="Table1.A2" office:value-type="string">
            <text:p text:style-name="P48">0.5<text:span text:style-name="T14">500</text:span></text:p>
          </table:table-cell>
          <table:table-cell table:style-name="Table1.A2" office:value-type="string">
            <text:p text:style-name="P47">1<text:span text:style-name="T14">58.374</text:span></text:p>
          </table:table-cell>
          <table:table-cell table:style-name="Table1.A2" office:value-type="string">
            <text:p text:style-name="P48">0.5<text:span text:style-name="T14">191</text:span></text:p>
          </table:table-cell>
          <table:table-cell table:style-name="Table1.A2" office:value-type="string">
            <text:p text:style-name="P50">130.<text:span text:style-name="T18">6</text:span>7<text:span text:style-name="T18">3</text:span></text:p>
          </table:table-cell>
          <table:table-cell table:style-name="Table1.A2" office:value-type="string">
            <text:p text:style-name="P50">0.480<text:span text:style-name="T18">5</text:span></text:p>
          </table:table-cell>
          <table:table-cell table:style-name="Table1.A2" office:value-type="string">
            <text:p text:style-name="P50">12<text:span text:style-name="T17">9</text:span>.212</text:p>
          </table:table-cell>
          <table:table-cell table:style-name="Table1.A2" office:value-type="string">
            <text:p text:style-name="P48">0.<text:span text:style-name="T14">4783</text:span></text:p>
          </table:table-cell>
          <table:table-cell table:style-name="Table1.L2" office:value-type="string">
            <text:p text:style-name="P45">0.<text:span text:style-name="T14">4853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5:02:21.201659872</meta:creation-date>
    <dc:date>2021-04-19T16:12:47.789068717</dc:date>
    <meta:editing-duration>PT3H48M54S</meta:editing-duration>
    <meta:editing-cycles>47</meta:editing-cycles>
    <meta:generator>LibreOffice/6.0.7.3$Linux_X86_64 LibreOffice_project/00m0$Build-3</meta:generator>
    <meta:document-statistic meta:table-count="2" meta:image-count="0" meta:object-count="0" meta:page-count="1" meta:paragraph-count="112" meta:word-count="137" meta:character-count="876" meta:non-whitespace-character-count="842"/>
  </office:meta>
</office:document-meta>
</file>